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 fees to precipice grant collaborator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4])"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6])" office:value-type="float" office:value="-2568.73" calcext:value-type="float">
            <text:p>-2568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 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SUM([.B7:.B9])" office:value-type="float" office:value="48.42" calcext:value-type="float">
            <text:p>48.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11])" office:value-type="float" office:value="48.42" calcext:value-type="float">
            <text:p>48.42</text:p>
          </table:table-cell>
          <table:table-cell table:formula="of:=SUM([.C1:.C11])" office:value-type="float" office:value="48.42" calcext:value-type="float">
            <text:p>48.4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00-00-00</text:date>, <text:time style:data-style-name="N2" text:time-value="14:56:50.420248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5:08:35.142348753</dc:date>
    <meta:editing-duration>PT21H24M</meta:editing-duration>
    <meta:editing-cycles>124</meta:editing-cycles>
    <meta:generator>LibreOffice/5.1.6.2$Linux_X86_64 LibreOffice_project/10m0$Build-2</meta:generator>
    <meta:document-statistic meta:table-count="3" meta:cell-count="408" meta:object-count="0"/>
  </office:meta>
</office:document-meta>
</file>